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6E000042B0000032F6E4231ADB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322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1" draw:layer="layout" svg:width="22.225cm" svg:height="16.51cm" svg:x="2.54cm" svg:y="1.905cm">
          <draw:image xlink:href="Pictures/2000006E000042B0000032F6E4231ADB.svm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587cm" svg:height="4.19cm" svg:x="2.794cm" svg:y="4.327cm" draw:page-number="1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  <draw:frame draw:style-name="gr1" draw:text-style-name="P1" draw:layer="backgroundobjects" svg:width="12.124cm" svg:height="1.078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page-number>&lt;number&gt;</text:page-number></text:p>
        </draw:text-box>
      </draw:frame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page-number>&lt;number&gt;</text:page-number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Win32 OpenOffice.org_project/680m18$Build-9161</meta:generator>
    <meta:creation-date>2009-07-10T14:34:02</meta:creation-date>
    <dc:date>2009-07-10T14:34:42</dc:date>
    <dc:language>en-US</dc:language>
    <meta:editing-cycles>3</meta:editing-cycles>
    <meta:editing-duration>PT40S</meta:editing-duration>
    <meta:user-defined meta:name="Info 1"/>
    <meta:user-defined meta:name="Info 2"/>
    <meta:user-defined meta:name="Info 3"/>
    <meta:user-defined meta:name="Info 4"/>
    <meta:document-statistic meta:object-count="24"/>
  </office:meta>
</office:document-meta>
</file>